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fo:color="#000000" style:font-name="FreeMono" fo:font-size="9pt" officeooo:rsid="000ada1a" officeooo:paragraph-rsid="000ada1a" style:font-size-asian="9pt" style:font-size-complex="9pt"/>
    </style:style>
    <style:style style:name="P2" style:family="paragraph" style:parent-style-name="Preformatted_20_Text">
      <style:text-properties fo:color="#000000" style:font-name="FreeMono" fo:font-size="9pt" officeooo:rsid="000b290c" officeooo:paragraph-rsid="000b290c" style:font-size-asian="9pt" style:font-size-complex="9pt"/>
    </style:style>
    <style:style style:name="P3" style:family="paragraph" style:parent-style-name="Preformatted_20_Text">
      <style:text-properties style:font-name="FreeMono" fo:font-size="10pt" style:font-size-asian="10pt" style:font-size-complex="10pt"/>
    </style:style>
    <style:style style:name="P4" style:family="paragraph" style:parent-style-name="Preformatted_20_Text">
      <style:text-properties style:font-name="FreeMono" fo:font-size="9pt" officeooo:rsid="00064725" officeooo:paragraph-rsid="00080082" style:font-size-asian="9pt" style:font-size-complex="9pt"/>
    </style:style>
    <style:style style:name="P5" style:family="paragraph" style:parent-style-name="Preformatted_20_Text">
      <style:text-properties style:font-name="FreeMono" fo:font-size="9pt" officeooo:rsid="00064725" officeooo:paragraph-rsid="00064725" style:font-size-asian="9pt" style:font-size-complex="9pt"/>
    </style:style>
    <style:style style:name="P6" style:family="paragraph" style:parent-style-name="Preformatted_20_Text">
      <style:text-properties style:font-name="FreeMono" fo:font-size="9pt" officeooo:rsid="00064725" officeooo:paragraph-rsid="00113fb9" style:font-size-asian="9pt" style:font-size-complex="9pt"/>
    </style:style>
    <style:style style:name="P7" style:family="paragraph" style:parent-style-name="Preformatted_20_Text">
      <style:text-properties style:font-name="FreeMono" fo:font-size="9pt" officeooo:rsid="00064725" officeooo:paragraph-rsid="0013b880" style:font-size-asian="9pt" style:font-size-complex="9pt"/>
    </style:style>
    <style:style style:name="P8" style:family="paragraph" style:parent-style-name="Preformatted_20_Text">
      <style:text-properties style:font-name="FreeMono" fo:font-size="9pt" officeooo:rsid="00080082" officeooo:paragraph-rsid="00080082" style:font-size-asian="9pt" style:font-size-complex="9pt"/>
    </style:style>
    <style:style style:name="P9" style:family="paragraph" style:parent-style-name="Preformatted_20_Text">
      <style:text-properties style:font-name="FreeMono" fo:font-size="9pt" officeooo:rsid="00080082" officeooo:paragraph-rsid="00087e1f" style:font-size-asian="9pt" style:font-size-complex="9pt"/>
    </style:style>
    <style:style style:name="P10" style:family="paragraph" style:parent-style-name="Preformatted_20_Text">
      <style:text-properties style:font-name="FreeMono" fo:font-size="9pt" officeooo:rsid="00080082" officeooo:paragraph-rsid="0009417d" style:font-size-asian="9pt" style:font-size-complex="9pt"/>
    </style:style>
    <style:style style:name="P11" style:family="paragraph" style:parent-style-name="Preformatted_20_Text">
      <style:text-properties style:font-name="FreeMono" fo:font-size="9pt" officeooo:rsid="00087e1f" officeooo:paragraph-rsid="00087e1f" style:font-size-asian="9pt" style:font-size-complex="9pt"/>
    </style:style>
    <style:style style:name="P12" style:family="paragraph" style:parent-style-name="Preformatted_20_Text">
      <style:text-properties style:font-name="FreeMono" fo:font-size="9pt" officeooo:paragraph-rsid="0010fbe5" style:font-size-asian="9pt" style:font-size-complex="9pt"/>
    </style:style>
    <style:style style:name="P13" style:family="paragraph" style:parent-style-name="Preformatted_20_Text">
      <style:text-properties style:font-name="FreeMono" officeooo:rsid="000fe9f4" officeooo:paragraph-rsid="0018e3ce"/>
    </style:style>
    <style:style style:name="P14" style:family="paragraph" style:parent-style-name="Preformatted_20_Text">
      <style:text-properties style:font-name="FreeMono" officeooo:rsid="0015e02b" officeooo:paragraph-rsid="0018e3ce"/>
    </style:style>
    <style:style style:name="P15" style:family="paragraph" style:parent-style-name="Preformatted_20_Text">
      <style:text-properties style:font-name="FreeMono" officeooo:paragraph-rsid="00173c5a"/>
    </style:style>
    <style:style style:name="P16" style:family="paragraph" style:parent-style-name="Preformatted_20_Text">
      <style:text-properties style:font-name="FreeMono" officeooo:rsid="0018e3ce" officeooo:paragraph-rsid="0018e3ce"/>
    </style:style>
    <style:style style:name="P17" style:family="paragraph" style:parent-style-name="Preformatted_20_Text">
      <style:text-properties style:use-window-font-color="true" style:font-name="FreeMono" fo:font-size="9pt" officeooo:rsid="0010fbe5" officeooo:paragraph-rsid="0018e3ce" style:font-size-asian="9pt" style:font-size-complex="9pt"/>
    </style:style>
    <style:style style:name="P18" style:family="paragraph" style:parent-style-name="Preformatted_20_Text">
      <style:text-properties style:use-window-font-color="true" style:font-name="FreeMono" fo:font-size="9pt" officeooo:rsid="000fe9f4" officeooo:paragraph-rsid="000fe9f4" style:font-size-asian="9pt" style:font-size-complex="9pt"/>
    </style:style>
    <style:style style:name="P19" style:family="paragraph" style:parent-style-name="Preformatted_20_Text">
      <style:text-properties style:use-window-font-color="true" style:font-name="FreeMono" fo:font-size="9pt" officeooo:rsid="000fe9f4" officeooo:paragraph-rsid="0018e3ce" style:font-size-asian="9pt" style:font-size-complex="9pt"/>
    </style:style>
    <style:style style:name="P20" style:family="paragraph" style:parent-style-name="Preformatted_20_Text">
      <style:paragraph-properties fo:background-color="transparent">
        <style:background-image/>
      </style:paragraph-properties>
      <style:text-properties style:font-name="FreeMono" fo:font-size="9pt" officeooo:rsid="00064725" officeooo:paragraph-rsid="00113fb9" style:font-size-asian="9pt" style:font-size-complex="9pt"/>
    </style:style>
    <style:style style:name="P21" style:family="paragraph" style:parent-style-name="Preformatted_20_Text">
      <style:text-properties fo:color="#808080" style:font-name="FreeMono" fo:font-size="10pt" officeooo:rsid="000b290c" officeooo:paragraph-rsid="0010fbe5" style:font-size-asian="10pt" style:font-size-complex="10pt"/>
    </style:style>
    <style:style style:name="P22" style:family="paragraph" style:parent-style-name="Preformatted_20_Text">
      <style:text-properties style:use-window-font-color="true" style:font-name="FreeMono" fo:font-size="9pt" officeooo:rsid="000fe9f4" officeooo:paragraph-rsid="0018e3ce" style:font-size-asian="9pt" style:font-size-complex="9pt"/>
    </style:style>
    <style:style style:name="P23" style:family="paragraph" style:parent-style-name="Preformatted_20_Text">
      <style:text-properties style:use-window-font-color="true" style:font-name="FreeMono" fo:font-size="9pt" officeooo:rsid="0018e3ce" officeooo:paragraph-rsid="0018e3ce" style:font-size-asian="9pt" style:font-size-complex="9pt"/>
    </style:style>
    <style:style style:name="P24" style:family="paragraph" style:parent-style-name="Preformatted_20_Text">
      <style:text-properties style:use-window-font-color="true" style:font-name="FreeMono" fo:font-size="9pt" officeooo:rsid="002077df" officeooo:paragraph-rsid="002077df" style:font-size-asian="9pt" style:font-size-complex="9pt"/>
    </style:style>
    <style:style style:name="P25" style:family="paragraph" style:parent-style-name="Preformatted_20_Text">
      <style:text-properties style:use-window-font-color="true" style:font-name="FreeMono" fo:font-size="9pt" officeooo:rsid="001ec337" officeooo:paragraph-rsid="001ec337" style:font-size-asian="9pt" style:font-size-complex="9pt"/>
    </style:style>
    <style:style style:name="T1" style:family="text">
      <style:text-properties fo:color="#808080"/>
    </style:style>
    <style:style style:name="T2" style:family="text">
      <style:text-properties fo:color="#808080" officeooo:rsid="00080082"/>
    </style:style>
    <style:style style:name="T3" style:family="text">
      <style:text-properties fo:color="#808080" officeooo:rsid="00087e1f"/>
    </style:style>
    <style:style style:name="T4" style:family="text">
      <style:text-properties fo:color="#808080" officeooo:rsid="0009417d"/>
    </style:style>
    <style:style style:name="T5" style:family="text">
      <style:text-properties fo:color="#808080" officeooo:rsid="0010fbe5"/>
    </style:style>
    <style:style style:name="T6" style:family="text">
      <style:text-properties fo:color="#808080" officeooo:rsid="00113fb9"/>
    </style:style>
    <style:style style:name="T7" style:family="text">
      <style:text-properties fo:color="#808080" officeooo:rsid="00173c5a"/>
    </style:style>
    <style:style style:name="T8" style:family="text">
      <style:text-properties style:use-window-font-color="true"/>
    </style:style>
    <style:style style:name="T9" style:family="text">
      <style:text-properties style:use-window-font-color="true" fo:font-weight="normal" fo:background-color="#00ff00" style:font-weight-asian="normal" style:font-weight-complex="normal"/>
    </style:style>
    <style:style style:name="T10" style:family="text">
      <style:text-properties style:use-window-font-color="true" officeooo:rsid="0010fbe5"/>
    </style:style>
    <style:style style:name="T11" style:family="text">
      <style:text-properties style:use-window-font-color="true" officeooo:rsid="0013b880" fo:background-color="transparent"/>
    </style:style>
    <style:style style:name="T12" style:family="text">
      <style:text-properties style:use-window-font-color="true" fo:font-size="9pt" style:font-size-asian="9pt" style:font-size-complex="9pt"/>
    </style:style>
    <style:style style:name="T13" style:family="text">
      <style:text-properties style:use-window-font-color="true" fo:font-size="9pt" officeooo:rsid="00168c5e" style:font-size-asian="9pt" style:font-size-complex="9pt"/>
    </style:style>
    <style:style style:name="T14" style:family="text">
      <style:text-properties style:use-window-font-color="true" fo:font-size="9pt" officeooo:rsid="00173c5a" style:font-size-asian="9pt" style:font-size-complex="9pt"/>
    </style:style>
    <style:style style:name="T15" style:family="text">
      <style:text-properties style:use-window-font-color="true" fo:font-size="9pt" officeooo:rsid="0018e3ce" style:font-size-asian="9pt" style:font-size-complex="9pt"/>
    </style:style>
    <style:style style:name="T16" style:family="text">
      <style:text-properties style:use-window-font-color="true" fo:font-size="9pt" officeooo:rsid="001aa53e" style:font-size-asian="9pt" style:font-size-complex="9pt"/>
    </style:style>
    <style:style style:name="T17" style:family="text">
      <style:text-properties style:use-window-font-color="true" fo:font-size="9pt" officeooo:rsid="001c05a6" style:font-size-asian="9pt" style:font-size-complex="9pt"/>
    </style:style>
    <style:style style:name="T18" style:family="text">
      <style:text-properties style:use-window-font-color="true" fo:font-size="9pt" officeooo:rsid="001cb7e6" style:font-size-asian="9pt" style:font-size-complex="9pt"/>
    </style:style>
    <style:style style:name="T19" style:family="text">
      <style:text-properties style:use-window-font-color="true" fo:font-size="9pt" officeooo:rsid="001e03ba" style:font-size-asian="9pt" style:font-size-complex="9pt"/>
    </style:style>
    <style:style style:name="T20" style:family="text">
      <style:text-properties style:use-window-font-color="true" fo:font-size="9pt" officeooo:rsid="002126df" style:font-size-asian="9pt" style:font-size-complex="9pt"/>
    </style:style>
    <style:style style:name="T21" style:family="text">
      <style:text-properties style:use-window-font-color="true" fo:font-size="9pt" officeooo:rsid="0022415a" style:font-size-asian="9pt" style:font-size-complex="9pt"/>
    </style:style>
    <style:style style:name="T22" style:family="text">
      <style:text-properties style:use-window-font-color="true" fo:font-size="9pt" officeooo:rsid="0023a00a" style:font-size-asian="9pt" style:font-size-complex="9pt"/>
    </style:style>
    <style:style style:name="T23" style:family="text">
      <style:text-properties style:use-window-font-color="true" officeooo:rsid="00113fb9"/>
    </style:style>
    <style:style style:name="T24" style:family="text">
      <style:text-properties style:use-window-font-color="true" officeooo:rsid="0013b880"/>
    </style:style>
    <style:style style:name="T25" style:family="text">
      <style:text-properties style:use-window-font-color="true" officeooo:rsid="0013b880" fo:background-color="#e6ff00"/>
    </style:style>
    <style:style style:name="T26" style:family="text">
      <style:text-properties style:use-window-font-color="true" officeooo:rsid="001475eb" fo:background-color="#e6ff00"/>
    </style:style>
    <style:style style:name="T27" style:family="text">
      <style:text-properties style:use-window-font-color="true" fo:background-color="#00ff00"/>
    </style:style>
    <style:style style:name="T28" style:family="text">
      <style:text-properties officeooo:rsid="00087e1f"/>
    </style:style>
    <style:style style:name="T29" style:family="text">
      <style:text-properties officeooo:rsid="0009417d"/>
    </style:style>
    <style:style style:name="T30" style:family="text">
      <style:text-properties fo:font-weight="normal" fo:background-color="#00ff00" style:font-weight-asian="normal" style:font-weight-complex="normal"/>
    </style:style>
    <style:style style:name="T31" style:family="text">
      <style:text-properties officeooo:rsid="00113fb9" fo:background-color="#00ff00"/>
    </style:style>
    <style:style style:name="T32" style:family="text">
      <style:text-properties fo:background-color="#00dcff"/>
    </style:style>
    <style:style style:name="T33" style:family="text">
      <style:text-properties officeooo:rsid="0009417d" fo:background-color="#00dcff"/>
    </style:style>
    <style:style style:name="T34" style:family="text">
      <style:text-properties officeooo:rsid="0011301a" fo:background-color="#00dcff"/>
    </style:style>
    <style:style style:name="T35" style:family="text">
      <style:text-properties officeooo:rsid="00113fb9" fo:background-color="#00dcff"/>
    </style:style>
    <style:style style:name="T36" style:family="text">
      <style:text-properties officeooo:rsid="0013b880" fo:background-color="#00dcff"/>
    </style:style>
    <style:style style:name="T37" style:family="text">
      <style:text-properties officeooo:rsid="0010fbe5"/>
    </style:style>
    <style:style style:name="T38" style:family="text">
      <style:text-properties officeooo:rsid="00113fb9"/>
    </style:style>
    <style:style style:name="T39" style:family="text">
      <style:text-properties officeooo:rsid="0013b880"/>
    </style:style>
    <style:style style:name="T40" style:family="text">
      <style:text-properties officeooo:rsid="0013b880" fo:background-color="#e6ff00"/>
    </style:style>
    <style:style style:name="T41" style:family="text">
      <style:text-properties officeooo:rsid="00168c5e"/>
    </style:style>
    <style:style style:name="T42" style:family="text">
      <style:text-properties officeooo:rsid="00173c5a"/>
    </style:style>
    <style:style style:name="T43" style:family="text">
      <style:text-properties fo:font-size="10pt" style:font-size-asian="10pt" style:font-size-complex="10pt"/>
    </style:style>
    <style:style style:name="T44" style:family="text">
      <style:text-properties officeooo:rsid="0018e3ce"/>
    </style:style>
    <style:style style:name="T45" style:family="text">
      <style:text-properties officeooo:rsid="001c05a6"/>
    </style:style>
    <style:style style:name="T46" style:family="text">
      <style:text-properties officeooo:rsid="0022415a"/>
    </style: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2 <text:s/><text:span text:style-name="T32">1</text:span><text:span text:style-name="T34">1</text:span></text:p>
      <text:p text:style-name="P4">3 <text:s/><text:span text:style-name="T32">3</text:span> <text:span text:style-name="T32">3</text:span><text:span text:style-name="T36">7</text:span></text:p>
      <text:p text:style-name="P6">4 <text:s/><text:span text:style-name="T1">11</text:span> 101<text:span text:style-name="T38"> <text:s text:c="34"/>(2) 101 <text:s text:c="24"/>x</text:span></text:p>
      <text:p text:style-name="P4">5 <text:s/><text:span text:style-name="T32">41</text:span> 271</text:p>
      <text:p text:style-name="P20">6 <text:s/><text:span text:style-name="T1">3</text:span> <text:span text:style-name="T30">7</text:span> <text:span text:style-name="T1">11</text:span> <text:span text:style-name="T32">13</text:span> <text:span text:style-name="T1">37</text:span><text:span text:style-name="T38"> <text:s text:c="28"/>(2) (3) </text:span><text:span text:style-name="T31">7</text:span><text:span text:style-name="T38"> </text:span><text:span text:style-name="T35">13</text:span><text:span text:style-name="T11"> <text:s text:c="19"/></text:span><text:span text:style-name="T26">33</text:span></text:p>
      <text:p text:style-name="P7">7 <text:s/>239 4649</text:p>
      <text:p text:style-name="P7">8 <text:s/><text:span text:style-name="T1">11</text:span> 73 <text:span text:style-name="T1">101</text:span> 137<text:span text:style-name="T38"> <text:s text:c="27"/>(4) 73 137 <text:s text:c="21"/>x</text:span></text:p>
      <text:p text:style-name="P7">9 <text:s/><text:span text:style-name="T1">3 3</text:span> <text:span text:style-name="T1">37</text:span> 333667<text:span text:style-name="T38"> <text:s text:c="27"/>(3) </text:span>333667<text:span text:style-name="T39"> <text:s text:c="21"/></text:span><text:span text:style-name="T40">9</text:span></text:p>
      <text:p text:style-name="P7">10 <text:span text:style-name="T1">11</text:span> <text:span text:style-name="T1">41</text:span> <text:span text:style-name="T1">271</text:span> 9091<text:span text:style-name="T38"> <text:s text:c="26"/>(2) (5) </text:span>9091<text:span text:style-name="T39"> <text:s text:c="19"/>x</text:span></text:p>
      <text:p text:style-name="P7">11 21649 513239</text:p>
      <text:p text:style-name="P6">12 <text:span text:style-name="T1">3</text:span> <text:span text:style-name="T1">7</text:span> <text:span text:style-name="T1">11</text:span> <text:span text:style-name="T1">13 37 101 </text:span><text:span text:style-name="T8">9901</text:span><text:span text:style-name="T6"> <text:s text:c="19"/></text:span><text:span text:style-name="T23">(6) </text:span><text:span text:style-name="T8">9901</text:span><text:span text:style-name="T24"> <text:s text:c="23"/>x</text:span></text:p>
      <text:p text:style-name="P7">13 53 <text:span text:style-name="T8">79</text:span> 265371653</text:p>
      <text:p text:style-name="P7">14 <text:span text:style-name="T1">11</text:span> <text:span text:style-name="T1">239 4649</text:span> 909091<text:span text:style-name="T38"> <text:s text:c="22"/>(2) (7) </text:span>909091<text:span text:style-name="T39"> <text:s text:c="17"/>x</text:span></text:p>
      <text:p text:style-name="P7">15 <text:span text:style-name="T1">3</text:span> 31 <text:span text:style-name="T1">37</text:span> <text:span text:style-name="T1">41 271</text:span> 2906161<text:span text:style-name="T38"> <text:s text:c="18"/>(3) (5) </text:span>31 2906161<text:span text:style-name="T39"> <text:s text:c="13"/>x</text:span></text:p>
      <text:p text:style-name="P6">16 <text:span text:style-name="T1">11</text:span> <text:span text:style-name="T30">17</text:span> <text:span text:style-name="T1">73</text:span> <text:span text:style-name="T1">101</text:span> 137 5882353<text:span text:style-name="T38"> <text:s text:c="16"/>(8) </text:span><text:span text:style-name="T30">17</text:span> 5882353<text:span text:style-name="T39"> <text:s text:c="17"/></text:span></text:p>
      <text:p text:style-name="P7">17 2071723 5363222357</text:p>
      <text:p text:style-name="P7">18 <text:span text:style-name="T1">3 3</text:span> <text:span text:style-name="T1">7</text:span> <text:span text:style-name="T1">11</text:span> <text:span text:style-name="T1">13</text:span> <text:span text:style-name="T30">19</text:span> <text:span text:style-name="T1">37</text:span> 52579 333667<text:span text:style-name="T38"> <text:s text:c="10"/>(6) (9)</text:span> <text:span text:style-name="T9">19</text:span> 52579 333667<text:span text:style-name="T39"> <text:s text:c="8"/>x</text:span></text:p>
      <text:p text:style-name="P4">19 1111111111111111111</text:p>
      <text:p text:style-name="P7">20 <text:span text:style-name="T1">11 41 101 271</text:span> 3541 <text:span text:style-name="T1">9091</text:span> 27961<text:span text:style-name="T38"> <text:s text:c="11"/>(5) (10) </text:span>3541 27961<text:span text:style-name="T39"> <text:s text:c="12"/>x</text:span></text:p>
      <text:p text:style-name="P6">21 <text:span text:style-name="T1">3 37</text:span> <text:span text:style-name="T32">43</text:span> <text:span text:style-name="T1">239</text:span> 1933 <text:span text:style-name="T1">4649</text:span> 10838689<text:span text:style-name="T38"> <text:s text:c="10"/>(3) (7) </text:span><text:span text:style-name="T32">43</text:span> 1933 10838689<text:span text:style-name="T39"> <text:s text:c="7"/>x</text:span></text:p>
      <text:p text:style-name="P7">22 <text:span text:style-name="T1">11 11</text:span> <text:span text:style-name="T9">23</text:span> 4093 8779 <text:span text:style-name="T1">21649</text:span> <text:span text:style-name="T1">513239</text:span><text:span text:style-name="T6"> <text:s text:c="9"/></text:span><text:span text:style-name="T23">(2)</text:span><text:span text:style-name="T6"> </text:span><text:span text:style-name="T23">(11)</text:span><text:span text:style-name="T6"> </text:span><text:span text:style-name="T9">23</text:span><text:span text:style-name="T1"> </text:span><text:span text:style-name="T8">4093 8779</text:span><text:span text:style-name="T24"> <text:s text:c="10"/></text:span><text:span text:style-name="T25">121</text:span></text:p>
      <text:p text:style-name="P4">23 11111111111111111111111</text:p>
      <text:p text:style-name="P6">24 <text:span text:style-name="T1">3 7 11 13 37 73 101 137</text:span> <text:span text:style-name="T1">9901</text:span> 99990001<text:span text:style-name="T38"> <text:s text:c="3"/>(12) (8) </text:span>99990001<text:span text:style-name="T39"> <text:s text:c="14"/>x</text:span></text:p>
      <text:p text:style-name="P6">25 <text:span text:style-name="T1">41 271</text:span> 21401 25601 182521213001<text:span text:style-name="T38"> <text:s text:c="9"/>(5) </text:span>21401 25601 182521213001<text:span text:style-name="T39"> <text:s text:c="3"/>x</text:span></text:p>
      <text:p text:style-name="P6">26 <text:span text:style-name="T2">1</text:span><text:span text:style-name="T1">1 53 79</text:span> 859 <text:span text:style-name="T1">265371653</text:span> 1058313049<text:span text:style-name="T38"> <text:s text:c="7"/>(2) (13) </text:span>859 1058313049<text:span text:style-name="T39"> <text:s text:c="8"/>x</text:span></text:p>
      <text:p text:style-name="P6">27 <text:span text:style-name="T1">3 3 3 37</text:span> 757 333667 440334654777631<text:span text:style-name="T38"> <text:s text:c="5"/>(9) </text:span>757 333667 440334654777631<text:span text:style-name="T39"> <text:s/></text:span><text:span text:style-name="T40">27</text:span></text:p>
      <text:p text:style-name="P6">28 <text:span text:style-name="T1">11</text:span> <text:span text:style-name="T30">29</text:span> <text:span text:style-name="T1">101</text:span> <text:span text:style-name="T1">239</text:span> 281 <text:span text:style-name="T1">4649</text:span> <text:span text:style-name="T1">909091</text:span> 121499449<text:span text:style-name="T38"> <text:s/>(4) (14) </text:span><text:span text:style-name="T30">29</text:span> 281 121499449<text:span text:style-name="T39"> <text:s text:c="6"/>x</text:span></text:p>
      <text:p text:style-name="P5">29 3191 16763 43037 62003 77843839397</text:p>
      <text:p text:style-name="P8">30 <text:span text:style-name="T1">3 7 11 13 31 37 41</text:span> 211 241 <text:span text:style-name="T1">271</text:span> 2161 <text:span text:style-name="T1">9091</text:span> 2906161</text:p>
      <text:p text:style-name="P8">31 2791 6943319 57336415063790604359</text:p>
      <text:p text:style-name="P9">32 <text:span text:style-name="T3">11 17 73 101 137</text:span><text:span text:style-name="T28"> 353 449 641 1409 69857 </text:span><text:span text:style-name="T3">5882353</text:span></text:p>
      <text:p text:style-name="P10">33 <text:span text:style-name="T4">3 37</text:span><text:span text:style-name="T29"> </text:span><text:span text:style-name="T33">67</text:span><text:span text:style-name="T29"> </text:span><text:span text:style-name="T4">21649</text:span><text:span text:style-name="T29"> </text:span><text:span text:style-name="T4">513239</text:span><text:span text:style-name="T29"> 1344628210313298373</text:span></text:p>
      <text:p text:style-name="P8">34 <text:span text:style-name="T1">11</text:span> <text:span text:style-name="T32">103</text:span> 4013 <text:span text:style-name="T1">2071723</text:span> <text:span text:style-name="T1">5363222357</text:span> 21993833369</text:p>
      <text:p text:style-name="P8">35 <text:span text:style-name="T1">41 71</text:span> <text:span text:style-name="T1">239</text:span> <text:span text:style-name="T1">271</text:span> <text:span text:style-name="T1">4649</text:span> 123551 102598800232111471</text:p>
      <text:p text:style-name="P10">36 <text:span text:style-name="T4">3 3 7 11 13 19 37 101 9901</text:span><text:span text:style-name="T29"> </text:span><text:span text:style-name="T4">52579</text:span><text:span text:style-name="T29"> </text:span><text:span text:style-name="T4">333667</text:span><text:span text:style-name="T29"> 999999000001</text:span></text:p>
      <text:p text:style-name="P8">37 2028119 247629013 2212394296770203368013</text:p>
      <text:p text:style-name="P11">38 <text:span text:style-name="T1">11</text:span> 909090909090909091 <text:span text:style-name="T1">1111111111111111111</text:span></text:p>
      <text:p text:style-name="P11">39 <text:span text:style-name="T1">3 37 53 79</text:span> <text:span text:style-name="T1">265371653</text:span> <text:span text:style-name="T1">900900900900990990990991</text:span></text:p>
      <text:p text:style-name="P1">40 <text:span text:style-name="T1">11 41 73 101 137 271</text:span> <text:span text:style-name="T1">3541</text:span> <text:span text:style-name="T1">9091</text:span> <text:span text:style-name="T1">27961</text:span> 1676321 5964848081</text:p>
      <text:p text:style-name="P2">41 <text:span text:style-name="T32">83</text:span> 1231 538987 201763709900322803748657942361</text:p>
      <text:p text:style-name="P2">42 <text:span text:style-name="T1">3 7 7 11 13 37 43</text:span> 127 <text:span text:style-name="T1">239</text:span> <text:span text:style-name="T1">1933</text:span> 2689 <text:span text:style-name="T1">4649</text:span> 459691 <text:span text:style-name="T1">909091</text:span> <text:span text:style-name="T1">10838689</text:span></text:p>
      <text:p text:style-name="P12"><text:span text:style-name="T10">43 </text:span><text:span text:style-name="T32">173</text:span><text:span text:style-name="T37"> </text:span>1527791<text:span text:style-name="T37"> </text:span>1963506722254397<text:span text:style-name="T37"> </text:span>2140992015395526641</text:p>
      <text:p text:style-name="P12"><text:span text:style-name="T37">44 </text:span><text:span text:style-name="T1">11</text:span><text:span text:style-name="T5"> 11 </text:span><text:span text:style-name="T1">23</text:span><text:span text:style-name="T37"> </text:span>89<text:span text:style-name="T37"> </text:span><text:span text:style-name="T1">101</text:span><text:span text:style-name="T37"> </text:span><text:span text:style-name="T1">4093</text:span><text:span text:style-name="T37"> </text:span><text:span text:style-name="T1">8779</text:span><text:span text:style-name="T37"> </text:span><text:span text:style-name="T1">21649</text:span><text:span text:style-name="T37"> </text:span><text:span text:style-name="T1">513239</text:span><text:span text:style-name="T37"> </text:span>1052788969<text:span text:style-name="T37"> </text:span>1056689261</text:p>
      <text:p text:style-name="P12"><text:span text:style-name="T37">45 </text:span><text:span text:style-name="T1">3</text:span><text:span text:style-name="T5"> 3 </text:span><text:span text:style-name="T1">31</text:span><text:span text:style-name="T5"> </text:span><text:span text:style-name="T1">37</text:span><text:span text:style-name="T5"> </text:span><text:span text:style-name="T1">41</text:span><text:span text:style-name="T5"> </text:span><text:span text:style-name="T1">271</text:span><text:span text:style-name="T37"> </text:span>238681<text:span text:style-name="T37"> </text:span><text:span text:style-name="T1">333667</text:span><text:span text:style-name="T37"> </text:span><text:span text:style-name="T1">2906161</text:span><text:span text:style-name="T37"> </text:span>4185502830133110721</text:p>
      <text:p text:style-name="P12"><text:span text:style-name="T37">46 </text:span><text:span text:style-name="T1">11</text:span><text:span text:style-name="T5"> </text:span><text:span text:style-name="T27">47</text:span><text:span text:style-name="T37"> </text:span><text:span text:style-name="T32">139</text:span><text:span text:style-name="T37"> </text:span>2531<text:span text:style-name="T37"> </text:span>549797184491917<text:span text:style-name="T37"> </text:span><text:span text:style-name="T1">11111111111111111111111</text:span></text:p>
      <text:p text:style-name="P12"><text:span text:style-name="T37">47 </text:span>35121409<text:span text:style-name="T37"> </text:span>316362908763458525001406154038726382279</text:p>
      <text:p text:style-name="P12"><text:span text:style-name="T37">48 </text:span><text:span text:style-name="T1">3</text:span><text:span text:style-name="T5"> </text:span><text:span text:style-name="T1">7</text:span><text:span text:style-name="T5"> </text:span><text:span text:style-name="T1">11</text:span><text:span text:style-name="T5"> </text:span><text:span text:style-name="T1">13</text:span><text:span text:style-name="T5"> </text:span><text:span text:style-name="T1">17</text:span><text:span text:style-name="T5"> </text:span><text:span text:style-name="T1">37</text:span><text:span text:style-name="T5"> </text:span><text:span text:style-name="T1">73</text:span><text:span text:style-name="T5"> </text:span><text:span text:style-name="T1">101</text:span><text:span text:style-name="T5"> </text:span><text:span text:style-name="T1">137</text:span><text:span text:style-name="T5"> </text:span><text:span text:style-name="T1">9901</text:span><text:span text:style-name="T37"> </text:span><text:span text:style-name="T1">5882353</text:span><text:span text:style-name="T37"> </text:span><text:span text:style-name="T1">99990001</text:span><text:span text:style-name="T37"> </text:span>9999999900000001</text:p>
      <text:p text:style-name="P3">49 <text:span text:style-name="T1">239</text:span><text:span text:style-name="T42"> </text:span><text:span text:style-name="T1">4649</text:span><text:span text:style-name="T42"> </text:span>505885997<text:span text:style-name="T42"> </text:span>1976730144598190963568023014679333</text:p>
      <text:p text:style-name="P3">50 <text:span text:style-name="T1">11</text:span><text:span text:style-name="T7"> </text:span><text:span text:style-name="T1">41</text:span><text:span text:style-name="T42"> </text:span><text:span text:style-name="T1">251</text:span><text:span text:style-name="T42"> </text:span><text:span text:style-name="T1">271</text:span><text:span text:style-name="T42"> </text:span>5051<text:span text:style-name="T42"> </text:span><text:span text:style-name="T1">9091</text:span><text:span text:style-name="T42"> </text:span><text:span text:style-name="T1">21401</text:span><text:span text:style-name="T42"> </text:span><text:span text:style-name="T1">25601</text:span><text:span text:style-name="T42"> </text:span><text:span text:style-name="T1">182521213001</text:span><text:span text:style-name="T42"> </text:span>78875943472201</text:p>
      <text:p text:style-name="P3">51 <text:span text:style-name="T1">3</text:span><text:span text:style-name="T7"> </text:span><text:span text:style-name="T1">37</text:span><text:span text:style-name="T42"> </text:span><text:span text:style-name="T1">613</text:span><text:span text:style-name="T42"> </text:span>210631<text:span text:style-name="T42"> </text:span><text:span text:style-name="T1">2071723</text:span><text:span text:style-name="T42"> </text:span>52986961<text:span text:style-name="T42"> </text:span><text:span text:style-name="T1">5363222357</text:span><text:span text:style-name="T42"> </text:span>13168164561429877</text:p>
      <text:p text:style-name="P15"><text:span text:style-name="T43">52 </text:span><text:span text:style-name="T1">11</text:span><text:span text:style-name="T42"> </text:span><text:span text:style-name="T1">53</text:span><text:span text:style-name="T42"> </text:span><text:span text:style-name="T1">79</text:span><text:span text:style-name="T42"> </text:span><text:span text:style-name="T1">101</text:span><text:span text:style-name="T42"> </text:span>521<text:span text:style-name="T42"> </text:span><text:span text:style-name="T1">859</text:span><text:span text:style-name="T42"> </text:span><text:span text:style-name="T1">265371653</text:span><text:span text:style-name="T42"> </text:span><text:span text:style-name="T1">1058313049</text:span><text:span text:style-name="T42"> </text:span>1900381976777332243781</text:p>
      <text:p text:style-name="P3">53 107<text:span text:style-name="T42"> </text:span>1659431<text:span text:style-name="T42"> </text:span>1325815267337711173<text:span text:style-name="T42"> </text:span>47198858799491425660200071</text:p>
      <text:p text:style-name="P21"/>
      <text:p text:style-name="P18">2 3 5 7 11 13 17 19 23 29 31 37 41 43 47 53 59 61 67 71 73 79 83 89 97 101 103 107 109 113 127 131 137 139 149 151 157 163 167 173 179 181 191 193 197 199 211 223 227 229 233 239 241</text:p>
      <text:p text:style-name="P18"/>
      <text:p text:style-name="P18">A(n) = k</text:p>
      <text:p text:style-name="P19">3 <text:s/><text:span text:style-name="T46">p <text:s text:c="5"/>-&gt; </text:span>3</text:p>
      <text:p text:style-name="P19">7 <text:s/><text:span text:style-name="T44">p <text:s text:c="5"/>-&gt; </text:span>6<text:span text:style-name="T41"> p-1</text:span></text:p>
      <text:p text:style-name="P19">9 <text:s/><text:span text:style-name="T46"><text:s text:c="7"/>-&gt; </text:span>9<text:span text:style-name="T41"> <text:s text:c="12"/>3 * A(3)</text:span></text:p>
      <text:p text:style-name="P19">11<text:span text:style-name="T41"> p </text:span><text:s/><text:span text:style-name="T41"><text:s text:c="4"/>-&gt; </text:span>2<text:span text:style-name="T41"> <text:s/>(p-1)/5</text:span></text:p>
      <text:p text:style-name="P19">13 <text:span text:style-name="T44">p <text:s text:c="5"/>-&gt; </text:span>6<text:span text:style-name="T41"> <text:s/>(p-1)/2</text:span></text:p>
      <text:p text:style-name="P19">17<text:span text:style-name="T41"> p </text:span><text:s/><text:span text:style-name="T41"><text:s text:c="4"/>-&gt; </text:span>16<text:span text:style-name="T41"> p-1</text:span></text:p>
      <text:p text:style-name="P19">19 <text:span text:style-name="T45">p <text:s text:c="5"/>-&gt; </text:span>18<text:span text:style-name="T41"> p-1</text:span></text:p>
      <text:p text:style-name="P19">21<text:span text:style-name="T41"> 3 7 </text:span><text:s/><text:span text:style-name="T44"><text:s text:c="2"/>-&gt; </text:span>6<text:span text:style-name="T41"> <text:s/>kgv</text:span></text:p>
      <text:p text:style-name="P19">23 <text:span text:style-name="T44">p <text:s text:c="5"/>-&gt; </text:span>22<text:span text:style-name="T41"> p-1</text:span></text:p>
      <text:p text:style-name="P19">27<text:span text:style-name="T41"> <text:s text:c="7"/>-&gt; 27 <text:s text:c="11"/>3 * A(9)</text:span></text:p>
      <text:p text:style-name="P19">29 <text:span text:style-name="T44">p <text:s text:c="5"/>-&gt; </text:span>28<text:span text:style-name="T41"> p-1</text:span></text:p>
      <text:p text:style-name="P19">31<text:span text:style-name="T41"> p <text:s text:c="2"/></text:span><text:s/><text:span text:style-name="T44"><text:s text:c="2"/>-&gt; </text:span>15<text:span text:style-name="T41"> (p-1)/2</text:span></text:p>
      <text:p text:style-name="P17">33 <text:span text:style-name="T45">3 11 <text:s text:c="2"/>-&gt; </text:span>6<text:span text:style-name="T41"> <text:s/>kgv</text:span></text:p>
      <text:p text:style-name="P19">37<text:span text:style-name="T41"> p <text:s text:c="2"/></text:span><text:s/><text:span text:style-name="T44"><text:s text:c="2"/>-&gt; </text:span>3<text:span text:style-name="T41"> <text:s/>(p-1)/12</text:span></text:p>
      <text:p text:style-name="P19">39 <text:span text:style-name="T45">3 13 <text:s text:c="2"/>-&gt; </text:span>6<text:span text:style-name="T41"> <text:s/>kgv</text:span></text:p>
      <text:p text:style-name="P19">41<text:span text:style-name="T41"> p <text:s text:c="2"/></text:span><text:s/><text:span text:style-name="T44"><text:s text:c="2"/>-&gt; </text:span>5<text:span text:style-name="T41"> <text:s/>(p-1)/8</text:span></text:p>
      <text:p text:style-name="P19"/>
      <text:p text:style-name="P13"><text:soft-page-break/><text:span text:style-name="T12">43 </text:span><text:span text:style-name="T15">p</text:span><text:span text:style-name="T13"> <text:s text:c="3"/></text:span><text:span text:style-name="T15"><text:s text:c="2"/>-&gt;</text:span><text:span text:style-name="T13"> </text:span><text:span text:style-name="T12">21</text:span><text:span text:style-name="T13"> (p-1)/2</text:span></text:p>
      <text:p text:style-name="P14"><text:span text:style-name="T12">47</text:span><text:span text:style-name="T13"> </text:span><text:span text:style-name="T15">p</text:span><text:span text:style-name="T13"> </text:span><text:span text:style-name="T12"><text:s/></text:span><text:span text:style-name="T15"><text:s/></text:span><text:span text:style-name="T13"><text:s/></text:span><text:span text:style-name="T15"><text:s text:c="2"/>-&gt;</text:span><text:span text:style-name="T13"> </text:span><text:span text:style-name="T12">46</text:span><text:span text:style-name="T13"> p-1</text:span></text:p>
      <text:p text:style-name="P14"><text:span text:style-name="T12">49 </text:span><text:span text:style-name="T17">7 7</text:span><text:span text:style-name="T15"> </text:span><text:span text:style-name="T13"><text:s/></text:span><text:span text:style-name="T15"><text:s text:c="2"/>-&gt;</text:span><text:span text:style-name="T13"> </text:span><text:span text:style-name="T12">42</text:span><text:span text:style-name="T13"> </text:span><text:span text:style-name="T21"><text:s text:c="13"/>7 * A(7)</text:span></text:p>
      <text:p text:style-name="P14"><text:span text:style-name="T12">51</text:span><text:span text:style-name="T13"> </text:span><text:span text:style-name="T17">3 17</text:span><text:span text:style-name="T15"> <text:s text:c="2"/>-&gt;</text:span><text:span text:style-name="T13"> </text:span><text:span text:style-name="T12">48</text:span><text:span text:style-name="T13"> kgv</text:span></text:p>
      <text:p text:style-name="P14"><text:span text:style-name="T12">53</text:span><text:span text:style-name="T13"> </text:span><text:span text:style-name="T15">p</text:span><text:span text:style-name="T12"> </text:span><text:span text:style-name="T13"><text:s/></text:span><text:span text:style-name="T15"><text:s/></text:span><text:span text:style-name="T13"><text:s/></text:span><text:span text:style-name="T15"><text:s text:c="2"/>-&gt;</text:span><text:span text:style-name="T13"> </text:span><text:span text:style-name="T14">13</text:span><text:span text:style-name="T13"> </text:span><text:span text:style-name="T14">(p-1)/4</text:span></text:p>
      <text:p text:style-name="P14"><text:span text:style-name="T12">57</text:span><text:span text:style-name="T13"> </text:span><text:span text:style-name="T17">3 19</text:span><text:span text:style-name="T12"> </text:span><text:span text:style-name="T15"><text:s text:c="2"/>-&gt;</text:span><text:span text:style-name="T13"> </text:span><text:span text:style-name="T12">18</text:span><text:span text:style-name="T13"> kgv</text:span></text:p>
      <text:p text:style-name="P14"><text:span text:style-name="T12">59 </text:span><text:span text:style-name="T15">p</text:span><text:span text:style-name="T13"> <text:s/></text:span><text:span text:style-name="T15"><text:s/></text:span><text:span text:style-name="T13"><text:s/></text:span><text:span text:style-name="T15"><text:s text:c="2"/>-&gt;</text:span><text:span text:style-name="T18"> </text:span><text:span text:style-name="T19">58 p-1</text:span></text:p>
      <text:p text:style-name="P16"><text:span text:style-name="T12">61 p <text:s text:c="5"/>-&gt;</text:span><text:span text:style-name="T16"> </text:span><text:span text:style-name="T20">6</text:span><text:span text:style-name="T16">0 p-1</text:span></text:p>
      <text:p text:style-name="P23">63 3 3 7 <text:s/>-&gt; 18 kgv 9! 7</text:p>
      <text:p text:style-name="P16"><text:span text:style-name="T12">67 p <text:s text:c="2"/></text:span><text:span text:style-name="T13"><text:s/></text:span><text:span text:style-name="T12"><text:s text:c="2"/>-&gt;</text:span><text:span text:style-name="T16"> 33 (p-1)/2</text:span></text:p>
      <text:p text:style-name="P16"><text:span text:style-name="T12">69 3 23</text:span><text:span text:style-name="T13"> </text:span><text:span text:style-name="T12"><text:s text:c="2"/>-&gt; </text:span><text:span text:style-name="T16">6</text:span><text:span text:style-name="T22">6</text:span><text:span text:style-name="T16"> kgv</text:span></text:p>
      <text:p text:style-name="P16"><text:span text:style-name="T12">71 p <text:s text:c="2"/></text:span><text:span text:style-name="T13"><text:s/></text:span><text:span text:style-name="T12"><text:s text:c="2"/>-&gt;</text:span><text:span text:style-name="T16"> 35 (p-1)/2</text:span></text:p>
      <text:p text:style-name="P16"><text:span text:style-name="T12">73 p <text:s text:c="2"/></text:span><text:span text:style-name="T13"><text:s/></text:span><text:span text:style-name="T12"><text:s text:c="2"/>-&gt;</text:span><text:span text:style-name="T16"> 8 <text:s/>(p-1)/9</text:span></text:p>
      <text:p text:style-name="P16"><text:span text:style-name="T12">77 7 11</text:span><text:span text:style-name="T13"> </text:span><text:span text:style-name="T12"><text:s text:c="2"/>-&gt; </text:span><text:span text:style-name="T16">6 <text:s/></text:span><text:span text:style-name="T12">kgv</text:span></text:p>
      <text:p text:style-name="P16"><text:span text:style-name="T12">79 p <text:s text:c="2"/></text:span><text:span text:style-name="T13"><text:s/></text:span><text:span text:style-name="T12"><text:s text:c="2"/>-&gt;</text:span><text:span text:style-name="T16"> 13 (p-1)/6</text:span></text:p>
      <text:p text:style-name="P16"><text:span text:style-name="T12">81</text:span><text:span text:style-name="T21"> <text:s text:c="3"/></text:span><text:span text:style-name="T12"><text:s/></text:span><text:span text:style-name="T13"><text:s/></text:span><text:span text:style-name="T12"><text:s/></text:span><text:span text:style-name="T13"><text:s/></text:span><text:span text:style-name="T12">-&gt;</text:span><text:span text:style-name="T13"> </text:span><text:span text:style-name="T12">81</text:span><text:span text:style-name="T21"> <text:s text:c="13"/>3 * A(27)</text:span></text:p>
      <text:p text:style-name="P24">...</text:p>
      <text:p text:style-name="P25">121 11 11 -&gt; 22 <text:span text:style-name="T46"><text:s text:c="13"/>11 * A(11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26T14:37:08.020471588</dc:date>
    <meta:generator>LibreOffice/4.1.3.2$Linux_X86_64 LibreOffice_project/410m0$Build-2</meta:generator>
    <meta:editing-duration>PT3H38M31S</meta:editing-duration>
    <meta:editing-cycles>16</meta:editing-cycles>
    <meta:document-statistic meta:table-count="0" meta:image-count="0" meta:object-count="0" meta:page-count="2" meta:paragraph-count="88" meta:word-count="685" meta:character-count="3812" meta:non-whitespace-character-count="2467"/>
  </office:meta>
</office:document-meta>
</file>